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Türkisch-Deutsch Übersetzung für "zayi"</text:p>
      <text:p text:style-name="Standard">"zayi" Deutsch Übersetzung</text:p>
      <text:p text:style-name="Standard"/>
      <text:p text:style-name="Standard"><text:s/>„zayi“</text:p>
      <text:p text:style-name="Standard">zayi [aː] &lt;-ii&gt; OB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4T15:25:41.536050718</meta:creation-date>
    <dc:date>2021-07-04T15:26:17.316708313</dc:date>
    <meta:editing-duration>PT38S</meta:editing-duration>
    <meta:editing-cycles>1</meta:editing-cycles>
    <meta:document-statistic meta:table-count="0" meta:image-count="0" meta:object-count="0" meta:page-count="1" meta:paragraph-count="4" meta:word-count="12" meta:character-count="91" meta:non-whitespace-character-count="82"/>
    <meta:generator>LibreOffice/6.4.7.2$Linux_X86_64 LibreOffice_project/40$Build-2</meta:generator>
  </office:meta>
</office:document-meta>
</file>